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Name">
      <style:paragraph-properties fo:margin-top="0cm" fo:margin-bottom="0cm" loext:contextual-spacing="false"/>
      <style:text-properties fo:font-size="12pt" fo:language="en" fo:country="US" fo:font-weight="normal" officeooo:rsid="0005f63b" officeooo:paragraph-rsid="0005f63b" style:font-size-asian="10.5pt" style:language-asian="en" style:country-asian="US" style:font-weight-asian="normal" style:font-size-complex="12pt" style:font-weight-complex="normal"/>
    </style:style>
    <style:style style:name="P2" style:family="paragraph" style:parent-style-name="Name" style:master-page-name="Standard">
      <style:paragraph-properties fo:margin-top="0cm" fo:margin-bottom="0cm" loext:contextual-spacing="false" style:page-number="auto"/>
      <style:text-properties fo:font-size="12pt" fo:language="en" fo:country="US" fo:font-weight="normal" officeooo:rsid="0005f63b" officeooo:paragraph-rsid="0005f63b" style:font-size-asian="10.5pt" style:language-asian="en" style:country-asian="US" style:font-weight-asian="normal" style:font-size-complex="12pt" style:font-weight-complex="normal"/>
    </style:style>
    <style:style style:name="P3" style:family="paragraph" style:parent-style-name="Name" style:list-style-name="L1">
      <style:paragraph-properties fo:margin-top="0cm" fo:margin-bottom="0cm" loext:contextual-spacing="false"/>
      <style:text-properties fo:font-size="12pt" fo:language="en" fo:country="US" fo:font-weight="normal" officeooo:rsid="000442cf" officeooo:paragraph-rsid="000442cf" style:font-size-asian="10.5pt" style:language-asian="en" style:country-asian="US" style:font-weight-asian="normal" style:font-size-complex="12pt" style:font-weight-complex="normal"/>
    </style:style>
    <style:style style:name="P4" style:family="paragraph" style:parent-style-name="Name" style:list-style-name="L1">
      <style:paragraph-properties fo:margin-top="0cm" fo:margin-bottom="0cm" loext:contextual-spacing="false"/>
      <style:text-properties fo:font-size="12pt" fo:language="en" fo:country="US" fo:font-weight="normal" officeooo:rsid="000442cf" officeooo:paragraph-rsid="0004453a" style:font-size-asian="10.5pt" style:language-asian="en" style:country-asian="US" style:font-weight-asian="normal" style:font-size-complex="12pt" style:font-weight-complex="normal"/>
    </style:style>
    <style:style style:name="P5" style:family="paragraph" style:parent-style-name="Name" style:list-style-name="L1">
      <style:paragraph-properties fo:margin-top="0cm" fo:margin-bottom="0cm" loext:contextual-spacing="false"/>
      <style:text-properties fo:font-size="12pt" fo:language="en" fo:country="US" fo:font-weight="normal" officeooo:rsid="0004453a" officeooo:paragraph-rsid="0004453a" style:font-size-asian="10.5pt" style:language-asian="en" style:country-asian="US" style:font-weight-asian="normal" style:font-size-complex="12pt" style:font-weight-complex="normal"/>
    </style:style>
    <style:style style:name="P6" style:family="paragraph" style:parent-style-name="Name" style:list-style-name="L1">
      <style:paragraph-properties fo:margin-top="0cm" fo:margin-bottom="0cm" loext:contextual-spacing="false"/>
      <style:text-properties fo:font-size="12pt" fo:language="en" fo:country="US" fo:font-weight="normal" officeooo:rsid="0004f0bd" officeooo:paragraph-rsid="0004f0bd" style:font-size-asian="10.5pt" style:language-asian="en" style:country-asian="US" style:font-weight-asian="normal" style:font-size-complex="12pt" style:font-weight-complex="normal"/>
    </style:style>
    <style:style style:name="P7" style:family="paragraph" style:parent-style-name="Name" style:list-style-name="L2">
      <style:paragraph-properties fo:margin-top="0cm" fo:margin-bottom="0cm" loext:contextual-spacing="false"/>
      <style:text-properties fo:font-size="12pt" fo:language="en" fo:country="US" fo:font-weight="normal" officeooo:rsid="0005f63b" officeooo:paragraph-rsid="0005f63b" style:font-size-asian="10.5pt" style:language-asian="en" style:country-asian="US" style:font-weight-asian="normal" style:font-size-complex="12pt" style:font-weight-complex="normal"/>
    </style:style>
    <style:style style:name="P8" style:family="paragraph" style:parent-style-name="Name" style:list-style-name="L3">
      <style:paragraph-properties fo:margin-top="0cm" fo:margin-bottom="0cm" loext:contextual-spacing="false"/>
      <style:text-properties fo:font-size="12pt" fo:language="en" fo:country="US" fo:font-weight="normal" officeooo:rsid="0005f63b" officeooo:paragraph-rsid="0005f63b" style:font-size-asian="10.5pt" style:language-asian="en" style:country-asian="US" style:font-weight-asian="normal" style:font-size-complex="12pt" style:font-weight-complex="normal"/>
    </style:style>
    <style:style style:name="P9" style:family="paragraph" style:parent-style-name="Name">
      <style:paragraph-properties fo:margin-top="0cm" fo:margin-bottom="0cm" loext:contextual-spacing="false"/>
      <style:text-properties fo:font-size="12pt" fo:language="en" fo:country="US" fo:font-weight="normal" officeooo:rsid="0005f63b" officeooo:paragraph-rsid="0005f63b" style:font-size-asian="10.5pt" style:language-asian="en" style:country-asian="US" style:font-weight-asian="normal" style:font-size-complex="12pt" style:font-weight-complex="normal"/>
    </style:style>
    <style:style style:name="P10" style:family="paragraph" style:parent-style-name="Name">
      <style:paragraph-properties fo:margin-top="0cm" fo:margin-bottom="0cm" loext:contextual-spacing="false"/>
      <style:text-properties fo:font-size="12pt" fo:language="en" fo:country="US" fo:font-weight="normal" officeooo:rsid="0007f243" officeooo:paragraph-rsid="0007f243" style:font-size-asian="10.5pt" style:language-asian="en" style:country-asian="US" style:font-weight-asian="normal" style:font-size-complex="12pt" style:font-weight-complex="normal"/>
    </style:style>
    <style:style style:name="P11" style:family="paragraph" style:parent-style-name="Name">
      <style:paragraph-properties fo:margin-top="0cm" fo:margin-bottom="0cm" loext:contextual-spacing="false"/>
      <style:text-properties fo:font-size="12pt" fo:language="en" fo:country="US" fo:font-weight="normal" officeooo:rsid="00098af3" officeooo:paragraph-rsid="00098af3" style:font-size-asian="10.5pt" style:language-asian="en" style:country-asian="US" style:font-weight-asian="normal" style:font-size-complex="12pt" style:font-weight-complex="normal"/>
    </style:style>
    <style:style style:name="P12" style:family="paragraph" style:parent-style-name="Name">
      <style:paragraph-properties fo:margin-top="0cm" fo:margin-bottom="0cm" loext:contextual-spacing="false"/>
      <style:text-properties fo:font-size="12pt" fo:language="en" fo:country="US" fo:font-weight="normal" officeooo:rsid="000a410e" officeooo:paragraph-rsid="000a410e" style:font-size-asian="10.5pt" style:language-asian="en" style:country-asian="US" style:font-weight-asian="normal" style:font-size-complex="12pt" style:font-weight-complex="normal"/>
    </style:style>
    <style:style style:name="P13" style:family="paragraph" style:parent-style-name="Name">
      <style:paragraph-properties fo:margin-top="0cm" fo:margin-bottom="0cm" loext:contextual-spacing="false"/>
      <style:text-properties fo:font-size="12pt" fo:language="en" fo:country="US" fo:font-weight="normal" officeooo:rsid="000a410e" officeooo:paragraph-rsid="000ac8c7" style:font-size-asian="10.5pt" style:language-asian="en" style:country-asian="US" style:font-weight-asian="normal" style:font-size-complex="12pt" style:font-weight-complex="normal"/>
    </style:style>
    <style:style style:name="P14" style:family="paragraph" style:parent-style-name="Name">
      <style:paragraph-properties fo:margin-top="0cm" fo:margin-bottom="0cm" loext:contextual-spacing="false"/>
      <style:text-properties fo:font-size="12pt" fo:language="en" fo:country="US" fo:font-weight="normal" officeooo:rsid="000a410e" officeooo:paragraph-rsid="000b002c" style:font-size-asian="10.5pt" style:language-asian="en" style:country-asian="US" style:font-weight-asian="normal" style:font-size-complex="12pt" style:font-weight-complex="normal"/>
    </style:style>
    <style:style style:name="P15" style:family="paragraph" style:parent-style-name="Name">
      <style:paragraph-properties fo:margin-top="0cm" fo:margin-bottom="0cm" loext:contextual-spacing="false"/>
      <style:text-properties fo:font-size="12pt" fo:language="en" fo:country="US" fo:font-weight="normal" officeooo:rsid="000b002c" officeooo:paragraph-rsid="000b002c" style:font-size-asian="10.5pt" style:language-asian="en" style:country-asian="US" style:font-weight-asian="normal" style:font-size-complex="12pt" style:font-weight-complex="normal"/>
    </style:style>
    <style:style style:name="P16" style:family="paragraph" style:parent-style-name="Name">
      <style:paragraph-properties fo:margin-top="0cm" fo:margin-bottom="0cm" loext:contextual-spacing="false"/>
      <style:text-properties fo:font-size="12pt" fo:language="en" fo:country="US" fo:font-weight="normal" officeooo:rsid="000c1b80" officeooo:paragraph-rsid="000c1b80" style:font-size-asian="10.5pt" style:language-asian="en" style:country-asian="US" style:font-weight-asian="normal" style:font-size-complex="12pt" style:font-weight-complex="normal"/>
    </style:style>
    <style:style style:name="T1" style:family="text">
      <style:text-properties style:font-name="Cambria" style:font-name-complex="Cambria" text:display="none"/>
    </style:style>
    <style:style style:name="T2" style:family="text">
      <style:text-properties officeooo:rsid="00098af3"/>
    </style:style>
    <style:style style:name="T3" style:family="text">
      <style:text-properties officeooo:rsid="000a410e"/>
    </style:style>
    <style:style style:name="T4" style:family="text">
      <style:text-properties officeooo:rsid="000ac8c7"/>
    </style:style>
    <style:style style:name="T5" style:family="text">
      <style:text-properties officeooo:rsid="000b002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nguages and Technologies-</text:p>
      <text:list xml:id="list1867682391624881903" text:style-name="L1">
        <text:list-item>
          <text:p text:style-name="P3">Level Three-</text:p>
          <text:list>
            <text:list-item>
              <text:p text:style-name="P4">HTML 5</text:p>
            </text:list-item>
            <text:list-item>
              <text:p text:style-name="P4">CSS 3</text:p>
            </text:list-item>
            <text:list-item>
              <text:p text:style-name="P4">JavaScript</text:p>
            </text:list-item>
            <text:list-item>
              <text:p text:style-name="P4">Python</text:p>
            </text:list-item>
            <text:list-item>
              <text:p text:style-name="P5">Bootstrap 3</text:p>
            </text:list-item>
          </text:list>
        </text:list-item>
        <text:list-item>
          <text:p text:style-name="P5">Level Two-</text:p>
          <text:list>
            <text:list-item>
              <text:p text:style-name="P6">NodeJS</text:p>
            </text:list-item>
            <text:list-item>
              <text:p text:style-name="P6">Git</text:p>
            </text:list-item>
            <text:list-item>
              <text:p text:style-name="P6">Linux</text:p>
            </text:list-item>
          </text:list>
        </text:list-item>
        <text:list-item>
          <text:p text:style-name="P5">Level One-</text:p>
          <text:list>
            <text:list-item>
              <text:p text:style-name="P6">Angular</text:p>
            </text:list-item>
            <text:list-item>
              <text:p text:style-name="P6">Java</text:p>
            </text:list-item>
            <text:list-item>
              <text:p text:style-name="P6">C</text:p>
            </text:list-item>
            <text:list-item>
              <text:p text:style-name="P6">TypeScript</text:p>
            </text:list-item>
          </text:list>
        </text:list-item>
      </text:list>
      <text:p text:style-name="P1">Hard Skills-</text:p>
      <text:list xml:id="list2992614237120428817" text:style-name="L2">
        <text:list-item>
          <text:p text:style-name="P7">Coding</text:p>
        </text:list-item>
        <text:list-item>
          <text:p text:style-name="P7">Problem Solving</text:p>
        </text:list-item>
        <text:list-item>
          <text:p text:style-name="P7">Web Development</text:p>
        </text:list-item>
        <text:list-item>
          <text:p text:style-name="P7">Open Source Experience</text:p>
        </text:list-item>
        <text:list-item>
          <text:p text:style-name="P7">Debugging</text:p>
        </text:list-item>
        <text:list-item>
          <text:p text:style-name="P7">Algorithms</text:p>
        </text:list-item>
        <text:list-item>
          <text:p text:style-name="P7">Data Structures</text:p>
        </text:list-item>
      </text:list>
      <text:p text:style-name="P1">Soft Skills-</text:p>
      <text:list xml:id="list3981194190920759632" text:style-name="L3">
        <text:list-item>
          <text:p text:style-name="P8">Creativity</text:p>
        </text:list-item>
        <text:list-item>
          <text:p text:style-name="P8">Leadership</text:p>
        </text:list-item>
        <text:list-item>
          <text:p text:style-name="P8">Communication</text:p>
        </text:list-item>
        <text:list-item>
          <text:p text:style-name="P8">Critical Thinking</text:p>
        </text:list-item>
        <text:list-item>
          <text:p text:style-name="P8">Calm Demeanor</text:p>
        </text:list-item>
        <text:list-item>
          <text:p text:style-name="P8">Collaboration</text:p>
        </text:list-item>
        <text:list-item>
          <text:p text:style-name="P8">Inquisitiveness</text:p>
        </text:list-item>
        <text:list-item>
          <text:p text:style-name="P8">Enthusiasm</text:p>
        </text:list-item>
        <text:list-item>
          <text:p text:style-name="P8">Positive Attitude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soft-page-break/>Chatbot - </text:p>
      <text:p text:style-name="P10">1. Designed a text based, self learning, query response system in pure Python 2.</text:p>
      <text:p text:style-name="P10">2. Developed originally for major +2 project, <text:span text:style-name="T2">with 3 team members.</text:span></text:p>
      <text:p text:style-name="P10">3. Using a probabilistic learning model, gets finer with every user interaction.</text:p>
      <text:p text:style-name="P10">4. Deployed as a general response and FAQ <text:span text:style-name="T2">system</text:span> at institution.</text:p>
      <text:p text:style-name="P10"/>
      <text:p text:style-name="P11">RESTful Blog App - </text:p>
      <text:p text:style-name="P11">1. Routing based on REST Architectural Pattern.</text:p>
      <text:p text:style-name="P11">2. Implements CRUD functionalities.</text:p>
      <text:p text:style-name="P11"/>
      <text:p text:style-name="P11">Football App - </text:p>
      <text:p text:style-name="P11">1. Designed to get live updates of the FIFA World Cup 2018.</text:p>
      <text:p text:style-name="P11">2. Utilized Open Source API for Data, and Bootstrap 3 for minimalistic styling.</text:p>
      <text:p text:style-name="P11">3. Features include Live Match Data, Group Standings and upcoming fixtures.</text:p>
      <text:p text:style-name="P11"/>
      <text:p text:style-name="P11">Chat Mini - </text:p>
      <text:p text:style-name="P11">1. A group chatroom developed by using Web Sockets.</text:p>
      <text:p text:style-name="P11"/>
      <text:p text:style-name="P11">Arcade Zone - </text:p>
      <text:p text:style-name="P11">1. Designed aggregator <text:span text:style-name="T3">for video games for different platforms.</text:span></text:p>
      <text:p text:style-name="P12">2. Utilized API by HackerEarth for the game data.</text:p>
      <text:p text:style-name="P12">3. My Winning Entry for Hackbenchers Hackathon, by HackerEarth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Core Member, TsoC</text:p>
      <text:p text:style-name="P12">1. Conceptualized and formed the Programming Society of IIIT Naya Raipur.</text:p>
      <text:p text:style-name="P12">2. Head of Software Development Club, TsoC.</text:p>
      <text:p text:style-name="P12"/>
      <text:p text:style-name="P12">Part Time Lecturer, ScintFic 2017</text:p>
      <text:p text:style-name="P12">1. Delivered lecture on the Applications of Artificial Intelligence to High School Students.</text:p>
      <text:p text:style-name="P13"><text:span text:style-name="T4">2. Organized Post Lecture quizzes and activities for the students.</text:span></text:p>
      <text:p text:style-name="P13"/>
      <text:p text:style-name="P14"><text:span text:style-name="T5">Voluntary Blood Donation</text:span></text:p>
      <text:p text:style-name="P14"><text:span text:style-name="T5">1. Taken part in Blood Donation Camp by AIIMS Raipur.</text:span></text:p>
      <text:p text:style-name="P14"/>
      <text:p text:style-name="P14"><text:span text:style-name="T5">Sub Organizer, Oye! It’s Friday !</text:span></text:p>
      <text:p text:style-name="P14"><text:span text:style-name="T5">1. Assisted the Core Organizing Committee for the Cultural Event.</text:span></text:p>
      <text:p text:style-name="P14"/>
      <text:p text:style-name="P14"><text:span text:style-name="T5">Teaching Assistant, IT Workshop</text:span></text:p>
      <text:p text:style-name="P14"><text:span text:style-name="T5">1. Assisted the teaching faculty for IT Workshop course for the First Year Students.</text:span></text:p>
      <text:p text:style-name="P14"><text:span text:style-name="T5">2. Taught basics of Front End Development (HTML, CSS)</text:span></text:p>
      <text:p text:style-name="P14"/>
      <text:p text:style-name="P14"/>
      <text:p text:style-name="P14"/>
      <text:p text:style-name="P14"><text:span text:style-name="T5">Winner, Hackbenchers First Edition</text:span></text:p>
      <text:p text:style-name="P14"><text:span text:style-name="T5">1. Best Pre Web Developer in the Hackathon organized by HackerEarth.</text:span></text:p>
      <text:p text:style-name="P14"><text:span text:style-name="T5">2. Develop Web App according to question specifications and wireframe.</text:span></text:p>
      <text:p text:style-name="P14"><text:span text:style-name="T5">3. Implemented scalable features like sorting, searching and autocomplete.</text:span></text:p>
      <text:p text:style-name="P14"/>
      <text:p text:style-name="P14"><text:span text:style-name="T5">Winner, Coding Competition</text:span></text:p>
      <text:p text:style-name="P14"><text:span text:style-name="T5">1. Secured First Position among the First Year Students.</text:span></text:p>
      <text:p text:style-name="P14"><text:span text:style-name="T5">2. Competition organized by Senior Students of IIIT Naya Raipur.</text:span></text:p>
      <text:p text:style-name="P14"/>
      <text:p text:style-name="P14"><text:span text:style-name="T5">Highest Marks in CSE in Board Examinations</text:span></text:p>
      <text:p text:style-name="P14"><text:span text:style-name="T5">1. Secured 95% score in CSE in AISSCE 2017 (93.2% Overall)</text:span></text:p>
      <text:p text:style-name="P15">2. Received Award for Highest in CSE Department of High School.</text:p>
      <text:p text:style-name="P15"/>
      <text:p text:style-name="P16">Third Position in The Game Of Codes, Technovate 2017</text:p>
      <text:p text:style-name="P16">1. The team secured Third position in the 3 Hour ACM ICPC styled conte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6.35cm" fo:margin-right="0cm" fo:orphans="2" fo:widows="2" fo:text-indent="0cm" style:auto-text-indent="false" style:writing-mode="lr-tb"/>
      <style:text-properties style:use-window-font-color="true" style:font-name="Verdana" fo:font-family="Verdana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Verdana" style:font-family-complex="Verdana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osition_20_Title" style:display-name="Position Title" style:family="paragraph">
      <style:paragraph-properties fo:orphans="2" fo:widows="2"/>
      <style:text-properties fo:color="#f38630" style:font-name="Verdana" fo:font-family="Verdana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language-asian="en" style:country-asian="IN" style:font-name-complex="Verdana" style:font-family-complex="Verdana" style:font-family-generic-complex="swiss" style:font-pitch-complex="variable" style:font-size-complex="11pt" style:language-complex="ar" style:country-complex="SA"/>
    </style:style>
    <style:style style:name="Name" style:family="paragraph">
      <style:paragraph-properties fo:margin-top="0cm" fo:margin-bottom="0.282cm" loext:contextual-spacing="false" fo:orphans="2" fo:widows="2"/>
      <style:text-properties style:use-window-font-color="true" style:font-name="Verdana" fo:font-family="Verdana" style:font-family-generic="swiss" style:font-pitch="variable" fo:font-size="24pt" fo:language="en" fo:country="US" fo:font-weight="bold" style:font-name-asian="Calibri" style:font-family-asian="Calibri" style:font-family-generic-asian="swiss" style:font-pitch-asian="variable" style:font-size-asian="24pt" style:language-asian="en" style:country-asian="IN" style:font-weight-asian="bold" style:font-name-complex="Verdana" style:font-family-complex="Verdana" style:font-family-generic-complex="swiss" style:font-pitch-complex="variable" style:font-size-complex="24pt" style:language-complex="ar" style:country-complex="SA"/>
    </style:style>
    <style:style style:name="Contact_20_info" style:display-name="Contact info" style:family="paragraph">
      <style:paragraph-properties fo:text-align="end" style:justify-single-word="false" fo:orphans="2" fo:widows="2"/>
      <style:text-properties style:use-window-font-color="true" style:font-name="Verdana" fo:font-family="Verdana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font-name-complex="Verdana" style:font-family-complex="Verdana" style:font-family-generic-complex="swiss" style:font-pitch-complex="variable" style:font-size-complex="11pt" style:language-complex="ar" style:country-complex="SA"/>
    </style:style>
    <style:style style:name="Section_20_Title" style:display-name="Section Title" style:family="paragraph" style:parent-style-name="Standard">
      <style:paragraph-properties fo:margin-left="0cm" fo:margin-right="0cm" fo:margin-top="0cm" fo:margin-bottom="0.176cm" loext:contextual-spacing="false" fo:text-indent="0cm" style:auto-text-indent="false"/>
      <style:text-properties fo:color="#fa6900" fo:font-size="18pt" fo:language="fr" fo:country="FR" fo:font-weight="bold" style:font-size-asian="18pt" style:language-asian="en" style:country-asian="IN" style:font-weight-asian="bold" style:font-size-complex="18pt"/>
    </style:style>
    <style:style style:name="Section_20_Subtitle" style:display-name="Section Subtitle" style:family="paragraph" style:parent-style-name="Standard">
      <style:paragraph-properties fo:margin-left="0cm" fo:margin-right="0cm" fo:text-indent="0cm" style:auto-text-indent="false"/>
      <style:text-properties fo:font-size="10pt" fo:font-style="italic" style:font-size-asian="10pt" style:font-style-asian="italic" style:font-size-complex="10pt"/>
    </style:style>
    <style:style style:name="Skills_20_Tabs" style:display-name="Skills Tabs" style:family="paragraph" style:parent-style-name="Standard">
      <style:paragraph-properties>
        <style:tab-stops>
          <style:tab-stop style:position="12.446cm"/>
        </style:tab-stops>
      </style:paragraph-properties>
    </style:style>
    <style:style style:name="List_20_Paragraph" style:display-name="List Paragraph" style:family="paragraph" style:parent-style-name="Standard" style:list-style-name="WW8Num1">
      <style:paragraph-properties fo:margin-left="7.62cm" fo:margin-right="0cm" fo:margin-top="0cm" fo:margin-bottom="0.176cm" loext:contextual-spacing="true" fo:text-indent="0cm" style:auto-text-indent="false"/>
      <style:text-properties fo:language="en" fo:country="IN" style:language-asian="en" style:country-asian="IN"/>
    </style:style>
    <style:style style:name="Organization" style:family="paragraph" style:parent-style-name="Standard">
      <style:paragraph-properties fo:margin-top="0cm" fo:margin-bottom="0.176cm" loext:contextual-spacing="false"/>
      <style:text-properties fo:color="#fa6900" fo:font-size="14pt" fo:language="fr" fo:country="FR" fo:font-weight="bold" style:font-size-asian="14pt" style:language-asian="en" style:country-asian="IN" style:font-weight-asian="bold" style:font-size-complex="14pt"/>
    </style:style>
    <style:style style:name="Tabbed_20_gray_20_text" style:display-name="Tabbed gray text" style:family="paragraph" style:parent-style-name="Standard">
      <style:paragraph-properties fo:margin-top="0cm" fo:margin-bottom="0.176cm" loext:contextual-spacing="false">
        <style:tab-stops>
          <style:tab-stop style:position="19.05cm" style:type="right"/>
        </style:tab-stops>
      </style:paragraph-properties>
      <style:text-properties fo:color="#808080" fo:language="en" fo:country="IN" fo:font-style="italic" style:language-asian="en" style:country-asian="IN" style:font-style-asian="italic"/>
    </style:style>
    <style:style style:name="Head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loext:contextual-spacing="false" fo:text-indent="0cm" style:auto-text-indent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Header_20_Char" style:display-name="Header Char" style:family="text">
      <style:text-properties style:font-name="Verdana" fo:font-family="Verdana" style:font-family-generic="swiss" style:font-pitch="variable" fo:font-size="11pt" style:font-size-asian="11pt" style:font-name-complex="Verdana" style:font-family-complex="Verdana" style:font-family-generic-complex="swiss" style:font-pitch-complex="variable" style:font-size-complex="11pt"/>
    </style:style>
    <style:style style:name="Footer_20_Char" style:display-name="Footer Char" style:family="text">
      <style:text-properties style:font-name="Verdana" fo:font-family="Verdana" style:font-family-generic="swiss" style:font-pitch="variable" fo:font-size="11pt" style:font-size-asian="11pt" style:font-name-complex="Verdana" style:font-family-complex="Verdana" style:font-family-generic-complex="swiss" style:font-pitch-complex="variable" style:font-size-complex="11pt"/>
    </style:style>
    <style:style style:name="_5f_tgc" style:display-name="_tgc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Cambria" style:font-name-complex="Cambria" text:display="none"/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span text:style-name="_5f_tgc"><text:span text:style-name="MT1">© </text:span></text:span><text:span text:style-name="MT1">This Free Resume Template is the copyright of Hloom.com. The unauthorized copying, sharing or distribution of copyrighted material is strictly prohibited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loom.com</meta:initial-creator>
    <meta:creation-date>2018-03-16T11:58:00</meta:creation-date>
    <dc:date>2018-10-22T07:48:04.291985949</dc:date>
    <meta:editing-cycles>8</meta:editing-cycles>
    <meta:editing-duration>PT1H4M17S</meta:editing-duration>
    <meta:generator>LibreOffice/5.1.6.2$Linux_X86_64 LibreOffice_project/10m0$Build-2</meta:generator>
    <meta:document-statistic meta:table-count="0" meta:image-count="0" meta:object-count="0" meta:page-count="3" meta:paragraph-count="77" meta:word-count="442" meta:character-count="2626" meta:non-whitespace-character-count="2287"/>
  </office:meta>
</office:document-meta>
</file>